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7"/>
          <table:table-cell table:style-name="Default" table:number-columns-repeated="5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MineLayer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office:value-type="string">
            <text:p>Max Lifetime</text:p>
          </table:table-cell>
          <table:table-cell office:value-type="string">
            <text:p>Firing Rate</text:p>
          </table:table-cell>
          <table:table-cell table:number-columns-repeated="8"/>
        </table:table-row>
        <table:table-row table:style-name="ro1" table:number-rows-repeated="13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5">09/05/2008</text:date>, <text:time>11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9-05T11:50:11</dc:date>
    <meta:editing-cycles>34</meta:editing-cycles>
    <meta:editing-duration>PT18H25M52S</meta:editing-duration>
    <meta:user-defined meta:name="Info 1"/>
    <meta:user-defined meta:name="Info 2"/>
    <meta:user-defined meta:name="Info 3"/>
    <meta:user-defined meta:name="Info 4"/>
    <meta:document-statistic meta:table-count="5" meta:cell-count="226"/>
  </office:meta>
</office:document-meta>
</file>